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f5" officeooo:paragraph-rsid="000683f5"/>
    </style:style>
    <style:style style:name="P2" style:family="paragraph" style:parent-style-name="Standard">
      <style:paragraph-properties fo:text-align="justify" style:justify-single-word="false"/>
      <style:text-properties officeooo:rsid="000683f5" officeooo:paragraph-rsid="000683f5"/>
    </style:style>
    <style:style style:name="P3" style:family="paragraph" style:parent-style-name="Standard">
      <style:text-properties fo:font-weight="bold" officeooo:rsid="000683f5" officeooo:paragraph-rsid="000683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83f5" officeooo:paragraph-rsid="000683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83f5" officeooo:paragraph-rsid="000683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8e528" officeooo:paragraph-rsid="0008e528" style:font-size-asian="14pt" style:font-weight-asian="bold" style:font-size-complex="14pt" style:font-weight-complex="bold"/>
    </style:style>
    <style:style style:name="T1" style:family="text">
      <style:text-properties officeooo:rsid="0008e528"/>
    </style:style>
    <style:style style:name="T2" style:family="text">
      <style:text-properties officeooo:rsid="00093e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YECTO </text:p>
      <text:p text:style-name="P6">REPORTE PDF DE LA FAMILIA</text:p>
      <text:p text:style-name="P1"/>
      <text:p text:style-name="P1"/>
      <text:p text:style-name="P3">Objetivo</text:p>
      <text:p text:style-name="P1"/>
      <text:p text:style-name="P2">El objetivo <text:span text:style-name="T2">es generar por familia un reporte que puede ser a futuro almacenado, guardado en carpetas o llevar un registro físico de cuantas familias posee el consejo comunal</text:span></text:p>
      <text:p text:style-name="P2"/>
      <text:p text:style-name="P4">¿Qué se ha hecho?</text:p>
      <text:p text:style-name="P2"/>
      <text:p text:style-name="P2"><text:span text:style-name="T1">Ya se pueden registrar los integrantes de la familia y llenar todos los datos y registros del grupo familiar y genera el reporte de la familia viendo una vista previa en html y luego imprimirlo en pdf</text:span>.</text:p>
      <text:p text:style-name="P2"/>
      <text:p text:style-name="P4">¿Dificultades?</text:p>
      <text:p text:style-name="P2"/>
      <text:p text:style-name="P2"><text:span text:style-name="T1">Hemos tenido muchas dificultades ya que en el template para relizar los llamados de cada uno de las opciones solo aparecen el nombre del models pero no trae los datos</text:span>.</text:p>
      <text:p text:style-name="P2"/>
      <text:p text:style-name="P4">¿En que punto se encuentra el proyecto?</text:p>
      <text:p text:style-name="P2"/>
      <text:p text:style-name="P2">Actualmente <text:span text:style-name="T1">estamos en fase de traer los datos, ya el 50% del trabajo esta realizado,solo falta traer los dat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2:04:01.968081849</meta:creation-date>
    <dc:date>2017-11-14T22:40:28.767069621</dc:date>
    <meta:editing-duration>PT8M19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10" meta:word-count="134" meta:character-count="765" meta:non-whitespace-character-count="640"/>
  </office:meta>
</office:document-meta>
</file>